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ucida Console" svg:font-family="Lucida Console" style:font-family-generic="modern" style:font-pitch="fixed" svg:panose-1="2 11 6 9 4 5 4 2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 fo:font-weight="bold" style:font-weight-asian="bold" style:font-weight-complex="bold" fo:color="#222222"/>
    </style:style>
    <style:style style:name="P2" style:parent-style-name="Titre" style:family="paragraph">
      <style:text-properties fo:language="en" fo:country="US"/>
    </style:style>
    <style:style style:name="P3" style:parent-style-name="Sansinterligne" style:family="paragraph">
      <style:text-properties fo:language="en" fo:country="US"/>
    </style:style>
    <style:style style:name="P4" style:parent-style-name="Paragraphedeliste" style:family="paragraph">
      <style:text-properties fo:language="en" fo:country="US"/>
    </style:style>
    <style:style style:name="P5" style:parent-style-name="Paragraphedeliste" style:family="paragraph">
      <style:text-properties fo:language="en" fo:country="US"/>
    </style:style>
    <style:style style:name="P6" style:parent-style-name="Titre2" style:family="paragraph">
      <style:text-properties fo:language="en" fo:country="US"/>
    </style:style>
    <style:style style:name="P7" style:parent-style-name="Paragraphedeliste" style:family="paragraph">
      <style:text-properties fo:language="en" fo:country="US"/>
    </style:style>
    <style:style style:name="P8" style:parent-style-name="Paragraphedeliste" style:family="paragraph"/>
    <style:style style:name="T9" style:parent-style-name="Policepardéfaut" style:family="text">
      <style:text-properties fo:language="en" fo:country="US"/>
    </style:style>
    <style:style style:name="T10" style:parent-style-name="Lienhypertexte" style:family="text">
      <style:text-properties fo:language="en" fo:country="US"/>
    </style:style>
    <style:style style:name="P11" style:parent-style-name="Paragraphedeliste" style:family="paragraph">
      <style:text-properties fo:language="en" fo:country="US"/>
    </style:style>
    <style:style style:name="P12" style:parent-style-name="Paragraphedeliste" style:family="paragraph">
      <style:text-properties fo:language="en" fo:country="US"/>
    </style:style>
    <style:style style:name="P13" style:parent-style-name="Paragraphedeliste" style:family="paragraph">
      <style:text-properties fo:language="en" fo:country="US"/>
    </style:style>
    <style:style style:name="P14" style:parent-style-name="Paragraphedeliste" style:family="paragraph">
      <style:text-properties fo:language="en" fo:country="US"/>
    </style:style>
    <style:style style:name="P15" style:parent-style-name="PréformatéHTML" style:family="paragraph">
      <style:paragraph-properties style:line-break="normal" style:line-height-at-least="0.1562in" fo:background-color="#FFFFFF"/>
    </style:style>
    <style:style style:name="T16" style:parent-style-name="gcwxi2kcpkb" style:family="text">
      <style:text-properties style:font-name="Lucida Console" fo:color="#0000FF" fo:language="en" fo:country="US"/>
    </style:style>
    <style:style style:name="T17" style:parent-style-name="gcwxi2kcpjb" style:family="text">
      <style:text-properties style:font-name="Lucida Console" fo:color="#0000FF" fo:language="en" fo:country="US"/>
    </style:style>
    <style:style style:name="P18" style:parent-style-name="PréformatéHTML" style:family="paragraph">
      <style:paragraph-properties style:line-break="normal" style:line-height-at-least="0.1562in" fo:background-color="#FFFFFF"/>
      <style:text-properties style:font-name="Lucida Console" fo:color="#000000" fo:language="en" fo:country="US"/>
    </style:style>
    <style:style style:name="P19" style:parent-style-name="PréformatéHTML" style:family="paragraph">
      <style:paragraph-properties style:line-break="normal" style:line-height-at-least="0.1562in" fo:background-color="#FFFFFF"/>
      <style:text-properties style:font-name="Lucida Console" fo:color="#000000" fo:language="en" fo:country="US"/>
    </style:style>
    <style:style style:name="P20" style:parent-style-name="PréformatéHTML" style:family="paragraph">
      <style:paragraph-properties style:line-break="normal" style:line-height-at-least="0.1562in" fo:background-color="#FFFFFF"/>
      <style:text-properties style:font-name="Lucida Console" fo:color="#000000" fo:language="en" fo:country="US"/>
    </style:style>
    <style:style style:name="P21" style:parent-style-name="PréformatéHTML" style:family="paragraph">
      <style:paragraph-properties style:line-break="normal" style:line-height-at-least="0.1562in" fo:background-color="#FFFFFF"/>
      <style:text-properties style:font-name="Lucida Console" fo:color="#000000" fo:language="en" fo:country="US"/>
    </style:style>
    <style:style style:name="P22" style:parent-style-name="PréformatéHTML" style:family="paragraph">
      <style:paragraph-properties style:line-break="normal" style:line-height-at-least="0.1562in" fo:background-color="#FFFFFF"/>
      <style:text-properties style:font-name="Lucida Console" fo:color="#000000" fo:language="en" fo:country="US"/>
    </style:style>
    <style:style style:name="P23" style:parent-style-name="PréformatéHTML" style:family="paragraph">
      <style:paragraph-properties style:line-break="normal" style:line-height-at-least="0.1562in" fo:background-color="#FFFFFF"/>
      <style:text-properties style:font-name="Lucida Console" fo:color="#000000" fo:language="en" fo:country="US"/>
    </style:style>
    <style:style style:name="P24" style:parent-style-name="PréformatéHTML" style:family="paragraph">
      <style:paragraph-properties style:line-break="normal" style:line-height-at-least="0.1562in" fo:background-color="#FFFFFF"/>
      <style:text-properties style:font-name="Lucida Console" fo:color="#000000" fo:language="en" fo:country="US"/>
    </style:style>
    <style:style style:name="P25" style:parent-style-name="PréformatéHTML" style:family="paragraph">
      <style:paragraph-properties style:line-break="normal" style:line-height-at-least="0.1562in" fo:background-color="#FFFFFF"/>
      <style:text-properties style:font-name="Lucida Console" fo:color="#000000" fo:language="en" fo:country="US"/>
    </style:style>
    <style:style style:name="P26" style:parent-style-name="PréformatéHTML" style:family="paragraph">
      <style:paragraph-properties style:line-break="normal" style:line-height-at-least="0.1562in" fo:background-color="#FFFFFF"/>
      <style:text-properties style:font-name="Lucida Console" fo:color="#000000" fo:language="en" fo:country="US"/>
    </style:style>
    <style:style style:name="P27" style:parent-style-name="PréformatéHTML" style:family="paragraph">
      <style:paragraph-properties style:line-break="normal" style:line-height-at-least="0.1562in" fo:background-color="#FFFFFF"/>
      <style:text-properties style:font-name="Lucida Console" fo:color="#000000" fo:language="en" fo:country="US"/>
    </style:style>
    <style:style style:name="P28" style:parent-style-name="PréformatéHTML" style:family="paragraph">
      <style:paragraph-properties style:line-break="normal" style:line-height-at-least="0.1562in" fo:background-color="#FFFFFF"/>
      <style:text-properties style:font-name="Lucida Console" fo:color="#000000" fo:language="en" fo:country="US"/>
    </style:style>
    <style:style style:name="P29" style:parent-style-name="PréformatéHTML" style:family="paragraph">
      <style:paragraph-properties style:line-break="normal" style:line-height-at-least="0.1562in" fo:background-color="#FFFFFF"/>
      <style:text-properties style:font-name="Lucida Console" fo:color="#000000" fo:language="en" fo:country="US"/>
    </style:style>
    <style:style style:name="P30" style:parent-style-name="PréformatéHTML" style:family="paragraph">
      <style:paragraph-properties style:line-break="normal" style:line-height-at-least="0.1562in" fo:background-color="#FFFFFF"/>
      <style:text-properties style:font-name="Lucida Console" fo:color="#000000" fo:language="en" fo:country="US"/>
    </style:style>
    <style:style style:name="P31" style:parent-style-name="PréformatéHTML" style:family="paragraph">
      <style:paragraph-properties style:line-break="normal" style:line-height-at-least="0.1562in" fo:background-color="#FFFFFF"/>
      <style:text-properties style:font-name="Lucida Console" fo:color="#000000" fo:language="en" fo:country="US"/>
    </style:style>
    <style:style style:name="P32" style:parent-style-name="PréformatéHTML" style:family="paragraph">
      <style:paragraph-properties style:line-break="normal" style:line-height-at-least="0.1562in" fo:background-color="#FFFFFF"/>
      <style:text-properties style:font-name="Lucida Console" fo:color="#000000" fo:language="en" fo:country="US"/>
    </style:style>
    <style:style style:name="P33" style:parent-style-name="PréformatéHTML" style:family="paragraph">
      <style:paragraph-properties style:line-break="normal" style:line-height-at-least="0.1562in" fo:background-color="#FFFFFF"/>
      <style:text-properties style:font-name="Lucida Console" fo:color="#000000" fo:language="en" fo:country="US"/>
    </style:style>
    <style:style style:name="P34" style:parent-style-name="PréformatéHTML" style:family="paragraph">
      <style:paragraph-properties style:line-break="normal" style:line-height-at-least="0.1562in" fo:background-color="#FFFFFF"/>
      <style:text-properties style:font-name="Lucida Console" fo:color="#000000" fo:language="en" fo:country="US"/>
    </style:style>
    <style:style style:name="P35" style:parent-style-name="PréformatéHTML" style:family="paragraph">
      <style:paragraph-properties style:line-break="normal" style:line-height-at-least="0.1562in" fo:background-color="#FFFFFF"/>
      <style:text-properties style:font-name="Lucida Console" fo:color="#000000" fo:language="en" fo:country="US"/>
    </style:style>
    <style:style style:name="P36" style:parent-style-name="Paragraphedeliste" style:family="paragraph">
      <style:paragraph-properties fo:margin-left="0.75in">
        <style:tab-stops/>
      </style:paragraph-properties>
      <style:text-properties fo:language="en" fo:country="US"/>
    </style:style>
    <style:style style:name="P37" style:parent-style-name="Paragraphedeliste" style:family="paragraph">
      <style:text-properties fo:language="en" fo:country="US"/>
    </style:style>
    <style:style style:name="P38" style:parent-style-name="PréformatéHTML" style:family="paragraph">
      <style:paragraph-properties style:line-break="normal" style:line-height-at-least="0.1562in" fo:background-color="#FFFFFF"/>
    </style:style>
    <style:style style:name="P39" style:parent-style-name="Normal" style:family="paragraph">
      <style:paragraph-properties fo:break-before="page"/>
      <style:text-properties fo:hyphenate="true"/>
    </style:style>
    <style:style style:name="P40" style:parent-style-name="PréformatéHTML" style:family="paragraph">
      <style:paragraph-properties style:line-break="normal" style:line-height-at-least="0.1562in" fo:background-color="#FFFFFF"/>
    </style:style>
    <style:style style:name="T41" style:parent-style-name="gcwxi2kcpjb" style:family="text">
      <style:text-properties style:font-name="Lucida Console" fo:color="#0000FF" fo:language="en" fo:country="US"/>
    </style:style>
    <style:style style:name="P42" style:parent-style-name="PréformatéHTML" style:family="paragraph">
      <style:paragraph-properties style:line-break="normal" style:line-height-at-least="0.1562in" fo:background-color="#FFFFFF"/>
      <style:text-properties style:font-name="Lucida Console" fo:color="#000000" fo:language="en" fo:country="US"/>
    </style:style>
    <style:style style:name="P43" style:parent-style-name="PréformatéHTML" style:family="paragraph">
      <style:paragraph-properties style:line-break="normal" style:line-height-at-least="0.1562in" fo:background-color="#FFFFFF"/>
      <style:text-properties style:font-name="Lucida Console" fo:color="#000000" fo:language="en" fo:country="US"/>
    </style:style>
    <style:style style:name="P44" style:parent-style-name="PréformatéHTML" style:family="paragraph">
      <style:paragraph-properties style:line-break="normal" style:line-height-at-least="0.1562in" fo:background-color="#FFFFFF"/>
      <style:text-properties style:font-name="Lucida Console" fo:color="#000000" fo:language="en" fo:country="US"/>
    </style:style>
    <style:style style:name="P45" style:parent-style-name="PréformatéHTML" style:family="paragraph">
      <style:paragraph-properties style:line-break="normal" style:line-height-at-least="0.1562in" fo:background-color="#FFFFFF"/>
      <style:text-properties style:font-name="Lucida Console" fo:color="#000000" fo:language="en" fo:country="US"/>
    </style:style>
    <style:style style:name="P46" style:parent-style-name="PréformatéHTML" style:family="paragraph">
      <style:paragraph-properties style:line-break="normal" style:line-height-at-least="0.1562in" fo:background-color="#FFFFFF"/>
      <style:text-properties style:font-name="Lucida Console" fo:color="#000000" fo:language="en" fo:country="US"/>
    </style:style>
    <style:style style:name="P47" style:parent-style-name="PréformatéHTML" style:family="paragraph">
      <style:paragraph-properties style:line-break="normal" style:line-height-at-least="0.1562in" fo:background-color="#FFFFFF"/>
    </style:style>
    <style:style style:name="T48" style:parent-style-name="Policepardéfaut" style:family="text">
      <style:text-properties style:font-name="Lucida Console" fo:color="#000000" fo:language="en" fo:country="US"/>
    </style:style>
    <style:style style:name="T49" style:parent-style-name="Policepardéfaut" style:family="text">
      <style:text-properties style:font-name="Lucida Console" fo:color="#000000"/>
    </style:style>
    <style:style style:name="P50" style:parent-style-name="PréformatéHTML" style:family="paragraph">
      <style:paragraph-properties style:line-break="normal" style:line-height-at-least="0.1562in" fo:background-color="#FFFFFF"/>
      <style:text-properties style:font-name="Lucida Console" fo:color="#000000"/>
    </style:style>
    <style:style style:name="P51" style:parent-style-name="PréformatéHTML" style:family="paragraph">
      <style:paragraph-properties style:line-break="normal" style:line-height-at-least="0.1562in" fo:background-color="#FFFFFF"/>
      <style:text-properties style:font-name="Lucida Console" fo:color="#000000"/>
    </style:style>
    <style:style style:name="P52" style:parent-style-name="PréformatéHTML" style:family="paragraph">
      <style:paragraph-properties style:line-break="normal" style:line-height-at-least="0.1562in" fo:background-color="#FFFFFF"/>
      <style:text-properties style:font-name="Lucida Console" fo:color="#000000"/>
    </style:style>
    <style:style style:name="P53" style:parent-style-name="PréformatéHTML" style:family="paragraph">
      <style:paragraph-properties style:line-break="normal" style:line-height-at-least="0.1562in" fo:background-color="#FFFFFF"/>
    </style:style>
    <style:style style:name="T54" style:parent-style-name="Policepardéfaut" style:family="text">
      <style:text-properties style:font-name="Lucida Console" fo:color="#000000"/>
    </style:style>
    <style:style style:name="T55" style:parent-style-name="Policepardéfaut" style:family="text">
      <style:text-properties style:font-name="Lucida Console" fo:color="#000000" fo:language="en" fo:country="US"/>
    </style:style>
    <style:style style:name="P56" style:parent-style-name="PréformatéHTML" style:family="paragraph">
      <style:paragraph-properties style:line-break="normal" style:line-height-at-least="0.1562in" fo:background-color="#FFFFFF"/>
      <style:text-properties style:font-name="Lucida Console" fo:color="#000000" fo:language="en" fo:country="US"/>
    </style:style>
    <style:style style:name="P57" style:parent-style-name="PréformatéHTML" style:family="paragraph">
      <style:paragraph-properties style:line-break="normal" style:line-height-at-least="0.1562in" fo:background-color="#FFFFFF"/>
      <style:text-properties style:font-name="Lucida Console" fo:color="#000000" fo:language="en" fo:country="US"/>
    </style:style>
    <style:style style:name="P58" style:parent-style-name="PréformatéHTML" style:family="paragraph">
      <style:paragraph-properties style:line-break="normal" style:line-height-at-least="0.1562in" fo:background-color="#FFFFFF"/>
    </style:style>
    <style:style style:name="T59" style:parent-style-name="Policepardéfaut" style:family="text">
      <style:text-properties style:font-name="Lucida Console" fo:color="#000000" fo:language="en" fo:country="US"/>
    </style:style>
    <style:style style:name="T60" style:parent-style-name="Policepardéfaut" style:family="text">
      <style:text-properties style:font-name="Lucida Console" fo:color="#000000"/>
    </style:style>
    <style:style style:name="P61" style:parent-style-name="PréformatéHTML" style:family="paragraph">
      <style:paragraph-properties style:line-break="normal" style:line-height-at-least="0.1562in" fo:background-color="#FFFFFF"/>
      <style:text-properties style:font-name="Lucida Console" fo:color="#000000"/>
    </style:style>
    <style:style style:name="P62" style:parent-style-name="PréformatéHTML" style:family="paragraph">
      <style:paragraph-properties style:line-break="normal" style:line-height-at-least="0.1562in" fo:background-color="#FFFFFF"/>
      <style:text-properties style:font-name="Lucida Console" fo:color="#000000"/>
    </style:style>
    <style:style style:name="P63" style:parent-style-name="PréformatéHTML" style:family="paragraph">
      <style:paragraph-properties style:line-break="normal" style:line-height-at-least="0.1562in" fo:background-color="#FFFFFF"/>
      <style:text-properties style:font-name="Lucida Console" fo:color="#000000"/>
    </style:style>
    <style:style style:name="P64" style:parent-style-name="PréformatéHTML" style:family="paragraph">
      <style:paragraph-properties style:line-break="normal" style:line-height-at-least="0.1562in" fo:background-color="#FFFFFF"/>
    </style:style>
    <style:style style:name="T65" style:parent-style-name="Policepardéfaut" style:family="text">
      <style:text-properties style:font-name="Lucida Console" fo:color="#000000"/>
    </style:style>
    <style:style style:name="T66" style:parent-style-name="Policepardéfaut" style:family="text">
      <style:text-properties style:font-name="Lucida Console" fo:color="#000000" fo:language="en" fo:country="US"/>
    </style:style>
    <style:style style:name="P67" style:parent-style-name="PréformatéHTML" style:family="paragraph">
      <style:paragraph-properties style:line-break="normal" style:line-height-at-least="0.1562in" fo:background-color="#FFFFFF"/>
      <style:text-properties style:font-name="Lucida Console" fo:color="#000000" fo:language="en" fo:country="US"/>
    </style:style>
    <style:style style:name="P68" style:parent-style-name="PréformatéHTML" style:family="paragraph">
      <style:paragraph-properties style:line-break="normal" style:line-height-at-least="0.1562in" fo:background-color="#FFFFFF"/>
      <style:text-properties style:font-name="Lucida Console" fo:color="#000000" fo:language="en" fo:country="US"/>
    </style:style>
    <style:style style:name="P69" style:parent-style-name="PréformatéHTML" style:family="paragraph">
      <style:paragraph-properties style:line-break="normal" style:line-height-at-least="0.1562in" fo:background-color="#FFFFFF"/>
      <style:text-properties style:font-name="Lucida Console" fo:color="#000000" fo:language="en" fo:country="US"/>
    </style:style>
    <style:style style:name="P70" style:parent-style-name="PréformatéHTML" style:family="paragraph">
      <style:paragraph-properties style:line-break="normal" style:line-height-at-least="0.1562in" fo:background-color="#FFFFFF"/>
      <style:text-properties style:font-name="Lucida Console" fo:color="#000000" fo:language="en" fo:country="US"/>
    </style:style>
    <style:style style:name="P71" style:parent-style-name="Normal" style:family="paragraph">
      <style:text-properties fo:language="en" fo:country="US"/>
    </style:style>
    <style:style style:name="T72" style:parent-style-name="Policepardéfaut" style:family="text">
      <style:text-properties fo:language="en" fo:country="US"/>
    </style:style>
    <style:style style:name="T73" style:parent-style-name="Policepardéfaut" style:family="text">
      <style:text-properties fo:language="en" fo:country="US"/>
    </style:style>
    <style:style style:name="T74" style:parent-style-name="Lienhypertexte" style:family="text">
      <style:text-properties fo:language="en" fo:country="US"/>
    </style:style>
    <style:style style:name="P75" style:parent-style-name="Paragraphedeliste" style:family="paragraph">
      <style:text-properties fo:language="en" fo:country="US"/>
    </style:style>
    <style:style style:name="P76" style:parent-style-name="Paragraphedeliste" style:family="paragraph">
      <style:text-properties fo:language="en" fo:country="US"/>
    </style:style>
    <style:style style:name="P77" style:parent-style-name="Titre2" style:family="paragraph">
      <style:text-properties fo:language="en" fo:country="US"/>
    </style:style>
    <style:style style:name="P78" style:parent-style-name="Paragraphedeliste" style:family="paragraph">
      <style:text-properties fo:language="en" fo:country="US"/>
    </style:style>
    <style:style style:name="P79" style:parent-style-name="Paragraphedeliste" style:family="paragraph"/>
    <style:style style:name="T80" style:parent-style-name="Policepardéfaut" style:family="text">
      <style:text-properties fo:language="en" fo:country="US"/>
    </style:style>
    <style:style style:name="T81" style:parent-style-name="Lienhypertexte" style:family="text">
      <style:text-properties fo:language="en" fo:country="US"/>
    </style:style>
    <style:style style:name="T82" style:parent-style-name="Policepardéfaut" style:family="text">
      <style:text-properties fo:language="en" fo:country="US"/>
    </style:style>
    <style:style style:name="P83" style:parent-style-name="Paragraphedeliste" style:family="paragraph"/>
    <style:style style:name="T84" style:parent-style-name="Policepardéfaut" style:family="text">
      <style:text-properties fo:language="en" fo:country="US"/>
    </style:style>
    <style:style style:name="T85" style:parent-style-name="Lienhypertexte" style:family="text">
      <style:text-properties fo:language="en" fo:country="US"/>
    </style:style>
    <style:style style:name="P86" style:parent-style-name="Paragraphedeliste" style:family="paragraph">
      <style:text-properties fo:language="en" fo:country="US"/>
    </style:style>
    <style:style style:name="P87" style:parent-style-name="Paragraphedeliste" style:family="paragraph">
      <style:text-properties fo:language="en" fo:country="US"/>
    </style:style>
    <style:style style:name="P88" style:parent-style-name="Paragraphedeliste" style:family="paragraph">
      <style:text-properties fo:language="en" fo:country="US"/>
    </style:style>
    <style:style style:name="P89" style:parent-style-name="Paragraphedeliste" style:family="paragraph">
      <style:text-properties fo:language="en" fo:country="US"/>
    </style:style>
    <style:style style:name="P90" style:parent-style-name="PréformatéHTML" style:family="paragraph">
      <style:paragraph-properties style:line-break="normal" style:line-height-at-least="0.1562in" fo:background-color="#FFFFFF"/>
      <style:text-properties style:font-name="Lucida Console" fo:color="#000000" fo:language="en" fo:country="US"/>
    </style:style>
    <style:style style:name="P91" style:parent-style-name="PréformatéHTML" style:family="paragraph">
      <style:paragraph-properties style:line-break="normal" style:line-height-at-least="0.1562in" fo:background-color="#FFFFFF"/>
      <style:text-properties style:font-name="Lucida Console" fo:color="#000000" fo:language="en" fo:country="US"/>
    </style:style>
    <style:style style:name="P92" style:parent-style-name="Normal" style:family="paragraph">
      <style:paragraph-properties fo:break-before="page"/>
      <style:text-properties style:font-name="Lucida Console" style:font-name-complex="Courier New" fo:color="#0000FF" style:letter-kerning="false" fo:font-size="10pt" style:font-size-asian="10pt" style:font-size-complex="10pt" fo:language="en" fo:country="US" style:language-complex="ar" style:country-complex="SA" fo:hyphenate="true"/>
    </style:style>
    <style:style style:name="P93" style:parent-style-name="Normal" style:family="paragraph">
      <style:paragraph-properties fo:widows="2" fo:orphans="2" style:line-break="normal" style:text-autospace="ideograph-alpha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Courier New" fo:color="#0000FF" style:letter-kerning="false" fo:font-size="10pt" style:font-size-asian="10pt" style:font-size-complex="10pt" fo:language="en" fo:country="US" style:language-complex="ar" style:country-complex="SA" fo:hyphenate="true"/>
    </style:style>
    <style:style style:name="P94" style:parent-style-name="Normal" style:family="paragraph">
      <style:paragraph-properties fo:widows="2" fo:orphans="2" style:line-break="normal" style:text-autospace="ideograph-alpha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Courier New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95" style:parent-style-name="Normal" style:family="paragraph">
      <style:paragraph-properties fo:widows="2" fo:orphans="2" style:line-break="normal" style:text-autospace="ideograph-alpha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Courier New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96" style:parent-style-name="Normal" style:family="paragraph">
      <style:paragraph-properties fo:widows="2" fo:orphans="2" style:line-break="normal" style:text-autospace="ideograph-alpha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Courier New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97" style:parent-style-name="Normal" style:family="paragraph">
      <style:paragraph-properties fo:widows="2" fo:orphans="2" style:line-break="normal" style:text-autospace="ideograph-alpha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Courier New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98" style:parent-style-name="Normal" style:family="paragraph">
      <style:paragraph-properties fo:widows="2" fo:orphans="2" style:line-break="normal" style:text-autospace="ideograph-alpha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Courier New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99" style:parent-style-name="Normal" style:family="paragraph">
      <style:paragraph-properties fo:widows="2" fo:orphans="2" style:line-break="normal" style:text-autospace="ideograph-alpha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Courier New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100" style:parent-style-name="Normal" style:family="paragraph">
      <style:paragraph-properties fo:widows="2" fo:orphans="2" style:line-break="normal" style:text-autospace="ideograph-alpha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Courier New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101" style:parent-style-name="Normal" style:family="paragraph">
      <style:paragraph-properties fo:widows="2" fo:orphans="2" style:line-break="normal" style:text-autospace="ideograph-alpha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Courier New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102" style:parent-style-name="Normal" style:family="paragraph">
      <style:paragraph-properties fo:widows="2" fo:orphans="2" style:line-break="normal" style:text-autospace="ideograph-alpha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3" style:parent-style-name="Policepardéfaut" style:family="text">
      <style:text-properties style:font-name="Lucida Console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104" style:parent-style-name="Policepardéfaut" style:family="text">
      <style:text-properties style:font-name="Lucida Console" style:font-name-complex="Courier New" fo:color="#000000" style:letter-kerning="false" fo:font-size="10pt" style:font-size-asian="10pt" style:font-size-complex="10pt" style:language-complex="ar" style:country-complex="SA"/>
    </style:style>
    <style:style style:name="P105" style:parent-style-name="Normal" style:family="paragraph">
      <style:paragraph-properties fo:widows="2" fo:orphans="2" style:line-break="normal" style:text-autospace="ideograph-alpha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Courier New" fo:color="#000000" style:letter-kerning="false" fo:font-size="10pt" style:font-size-asian="10pt" style:font-size-complex="10pt" style:language-complex="ar" style:country-complex="SA" fo:hyphenate="true"/>
    </style:style>
    <style:style style:name="P106" style:parent-style-name="Normal" style:family="paragraph">
      <style:paragraph-properties fo:widows="2" fo:orphans="2" style:line-break="normal" style:text-autospace="ideograph-alpha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7" style:parent-style-name="Policepardéfaut" style:family="text">
      <style:text-properties style:font-name="Lucida Console" style:font-name-complex="Courier New" fo:color="#000000" style:letter-kerning="false" fo:font-size="10pt" style:font-size-asian="10pt" style:font-size-complex="10pt" style:language-complex="ar" style:country-complex="SA"/>
    </style:style>
    <style:style style:name="T108" style:parent-style-name="Policepardéfaut" style:family="text">
      <style:text-properties style:font-name="Lucida Console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109" style:parent-style-name="Normal" style:family="paragraph">
      <style:paragraph-properties fo:widows="2" fo:orphans="2" style:line-break="normal" style:text-autospace="ideograph-alpha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Courier New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110" style:parent-style-name="Normal" style:family="paragraph">
      <style:paragraph-properties fo:widows="2" fo:orphans="2" style:line-break="normal" style:text-autospace="ideograph-alpha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Courier New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111" style:parent-style-name="Normal" style:family="paragraph">
      <style:paragraph-properties fo:widows="2" fo:orphans="2" style:line-break="normal" style:text-autospace="ideograph-alpha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2" style:parent-style-name="Policepardéfaut" style:family="text">
      <style:text-properties style:font-name="Lucida Console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113" style:parent-style-name="Policepardéfaut" style:family="text">
      <style:text-properties style:font-name="Lucida Console" style:font-name-complex="Courier New" fo:color="#000000" style:letter-kerning="false" fo:font-size="10pt" style:font-size-asian="10pt" style:font-size-complex="10pt" style:language-complex="ar" style:country-complex="SA"/>
    </style:style>
    <style:style style:name="P114" style:parent-style-name="Normal" style:family="paragraph">
      <style:paragraph-properties fo:widows="2" fo:orphans="2" style:line-break="normal" style:text-autospace="ideograph-alpha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Courier New" fo:color="#000000" style:letter-kerning="false" fo:font-size="10pt" style:font-size-asian="10pt" style:font-size-complex="10pt" style:language-complex="ar" style:country-complex="SA" fo:hyphenate="true"/>
    </style:style>
    <style:style style:name="P115" style:parent-style-name="Normal" style:family="paragraph">
      <style:paragraph-properties fo:widows="2" fo:orphans="2" style:line-break="normal" style:text-autospace="ideograph-alpha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Courier New" fo:color="#000000" style:letter-kerning="false" fo:font-size="10pt" style:font-size-asian="10pt" style:font-size-complex="10pt" style:language-complex="ar" style:country-complex="SA" fo:hyphenate="true"/>
    </style:style>
    <style:style style:name="P116" style:parent-style-name="Normal" style:family="paragraph">
      <style:paragraph-properties fo:widows="2" fo:orphans="2" style:line-break="normal" style:text-autospace="ideograph-alpha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Courier New" fo:color="#000000" style:letter-kerning="false" fo:font-size="10pt" style:font-size-asian="10pt" style:font-size-complex="10pt" style:language-complex="ar" style:country-complex="SA" fo:hyphenate="true"/>
    </style:style>
    <style:style style:name="P117" style:parent-style-name="Normal" style:family="paragraph">
      <style:paragraph-properties fo:widows="2" fo:orphans="2" style:line-break="normal" style:text-autospace="ideograph-alpha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Courier New" fo:color="#000000" style:letter-kerning="false" fo:font-size="10pt" style:font-size-asian="10pt" style:font-size-complex="10pt" style:language-complex="ar" style:country-complex="SA" fo:hyphenate="true"/>
    </style:style>
    <style:style style:name="P118" style:parent-style-name="Normal" style:family="paragraph">
      <style:paragraph-properties fo:widows="2" fo:orphans="2" style:line-break="normal" style:text-autospace="ideograph-alpha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Courier New" fo:color="#000000" style:letter-kerning="false" fo:font-size="10pt" style:font-size-asian="10pt" style:font-size-complex="10pt" style:language-complex="ar" style:country-complex="SA" fo:hyphenate="true"/>
    </style:style>
    <style:style style:name="P119" style:parent-style-name="Normal" style:family="paragraph">
      <style:paragraph-properties fo:widows="2" fo:orphans="2" style:line-break="normal" style:text-autospace="ideograph-alpha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0" style:parent-style-name="Policepardéfaut" style:family="text">
      <style:text-properties style:font-name="Lucida Console" style:font-name-complex="Courier New" fo:color="#000000" style:letter-kerning="false" fo:font-size="10pt" style:font-size-asian="10pt" style:font-size-complex="10pt" style:language-complex="ar" style:country-complex="SA"/>
    </style:style>
    <style:style style:name="T121" style:parent-style-name="Policepardéfaut" style:family="text">
      <style:text-properties style:font-name="Lucida Console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122" style:parent-style-name="Normal" style:family="paragraph">
      <style:paragraph-properties fo:widows="2" fo:orphans="2" style:line-break="normal" style:text-autospace="ideograph-alpha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Courier New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123" style:parent-style-name="Normal" style:family="paragraph">
      <style:paragraph-properties fo:widows="2" fo:orphans="2" style:line-break="normal" style:text-autospace="ideograph-alpha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4" style:parent-style-name="Policepardéfaut" style:family="text">
      <style:text-properties style:font-name="Lucida Console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125" style:parent-style-name="Policepardéfaut" style:family="text">
      <style:text-properties style:font-name="Lucida Console" style:font-name-complex="Courier New" fo:color="#000000" style:letter-kerning="false" fo:font-size="10pt" style:font-size-asian="10pt" style:font-size-complex="10pt" style:language-complex="ar" style:country-complex="SA"/>
    </style:style>
    <style:style style:name="P126" style:parent-style-name="Normal" style:family="paragraph">
      <style:paragraph-properties fo:widows="2" fo:orphans="2" style:line-break="normal" style:text-autospace="ideograph-alpha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Courier New" fo:color="#000000" style:letter-kerning="false" fo:font-size="10pt" style:font-size-asian="10pt" style:font-size-complex="10pt" style:language-complex="ar" style:country-complex="SA" fo:hyphenate="true"/>
    </style:style>
    <style:style style:name="P127" style:parent-style-name="Normal" style:family="paragraph">
      <style:paragraph-properties fo:widows="2" fo:orphans="2" style:line-break="normal" style:text-autospace="ideograph-alpha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Courier New" fo:color="#000000" style:letter-kerning="false" fo:font-size="10pt" style:font-size-asian="10pt" style:font-size-complex="10pt" style:language-complex="ar" style:country-complex="SA" fo:hyphenate="true"/>
    </style:style>
    <style:style style:name="P128" style:parent-style-name="Normal" style:family="paragraph">
      <style:paragraph-properties fo:widows="2" fo:orphans="2" style:line-break="normal" style:text-autospace="ideograph-alpha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9" style:parent-style-name="Policepardéfaut" style:family="text">
      <style:text-properties style:font-name="Lucida Console" style:font-name-complex="Courier New" fo:color="#000000" style:letter-kerning="false" fo:font-size="10pt" style:font-size-asian="10pt" style:font-size-complex="10pt" style:language-complex="ar" style:country-complex="SA"/>
    </style:style>
    <style:style style:name="T130" style:parent-style-name="Policepardéfaut" style:family="text">
      <style:text-properties style:font-name="Lucida Console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131" style:parent-style-name="Normal" style:family="paragraph">
      <style:paragraph-properties fo:widows="2" fo:orphans="2" style:line-break="normal" style:text-autospace="ideograph-alpha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2" style:parent-style-name="Policepardéfaut" style:family="text">
      <style:text-properties style:font-name="Lucida Console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133" style:parent-style-name="Policepardéfaut" style:family="text">
      <style:text-properties style:font-name="Lucida Console" style:font-name-complex="Courier New" fo:color="#000000" style:letter-kerning="false" fo:font-size="10pt" style:font-size-asian="10pt" style:font-size-complex="10pt" style:language-complex="ar" style:country-complex="SA"/>
    </style:style>
    <style:style style:name="P134" style:parent-style-name="Normal" style:family="paragraph">
      <style:paragraph-properties fo:widows="2" fo:orphans="2" style:line-break="normal" style:text-autospace="ideograph-alpha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5" style:parent-style-name="Policepardéfaut" style:family="text">
      <style:text-properties style:font-name="Lucida Console" style:font-name-complex="Courier New" fo:color="#000000" style:letter-kerning="false" fo:font-size="10pt" style:font-size-asian="10pt" style:font-size-complex="10pt" style:language-complex="ar" style:country-complex="SA"/>
    </style:style>
    <style:style style:name="T136" style:parent-style-name="Policepardéfaut" style:family="text">
      <style:text-properties style:font-name="Lucida Console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137" style:parent-style-name="Normal" style:family="paragraph">
      <style:paragraph-properties fo:widows="2" fo:orphans="2" style:line-break="normal" style:text-autospace="ideograph-alpha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Courier New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138" style:parent-style-name="Normal" style:family="paragraph">
      <style:paragraph-properties fo:widows="2" fo:orphans="2" style:line-break="normal" style:text-autospace="ideograph-alpha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Courier New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139" style:parent-style-name="Normal" style:family="paragraph">
      <style:paragraph-properties fo:widows="2" fo:orphans="2" style:line-break="normal" style:text-autospace="ideograph-alpha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0" style:parent-style-name="Policepardéfaut" style:family="text">
      <style:text-properties style:font-name="Lucida Console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141" style:parent-style-name="Policepardéfaut" style:family="text">
      <style:text-properties style:font-name="Lucida Console" style:font-name-complex="Courier New" fo:color="#000000" style:letter-kerning="false" fo:font-size="10pt" style:font-size-asian="10pt" style:font-size-complex="10pt" style:language-complex="ar" style:country-complex="SA"/>
    </style:style>
    <style:style style:name="P142" style:parent-style-name="Normal" style:family="paragraph">
      <style:paragraph-properties fo:widows="2" fo:orphans="2" style:line-break="normal" style:text-autospace="ideograph-alpha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Courier New" fo:color="#000000" style:letter-kerning="false" fo:font-size="10pt" style:font-size-asian="10pt" style:font-size-complex="10pt" style:language-complex="ar" style:country-complex="SA" fo:hyphenate="true"/>
    </style:style>
    <style:style style:name="P143" style:parent-style-name="Normal" style:family="paragraph">
      <style:paragraph-properties fo:widows="2" fo:orphans="2" style:line-break="normal" style:text-autospace="ideograph-alpha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Courier New" fo:color="#000000" style:letter-kerning="false" fo:font-size="10pt" style:font-size-asian="10pt" style:font-size-complex="10pt" style:language-complex="ar" style:country-complex="SA" fo:hyphenate="true"/>
    </style:style>
    <style:style style:name="P144" style:parent-style-name="Normal" style:family="paragraph">
      <style:paragraph-properties fo:widows="2" fo:orphans="2" style:line-break="normal" style:text-autospace="ideograph-alpha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5" style:parent-style-name="Policepardéfaut" style:family="text">
      <style:text-properties style:font-name="Lucida Console" style:font-name-complex="Courier New" fo:color="#000000" style:letter-kerning="false" fo:font-size="10pt" style:font-size-asian="10pt" style:font-size-complex="10pt" style:language-complex="ar" style:country-complex="SA"/>
    </style:style>
    <style:style style:name="T146" style:parent-style-name="Policepardéfaut" style:family="text">
      <style:text-properties style:font-name="Lucida Console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P147" style:parent-style-name="Normal" style:family="paragraph">
      <style:paragraph-properties fo:widows="2" fo:orphans="2" style:line-break="normal" style:text-autospace="ideograph-alpha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Courier New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148" style:parent-style-name="Normal" style:family="paragraph">
      <style:paragraph-properties fo:widows="2" fo:orphans="2" style:line-break="normal" style:text-autospace="ideograph-alpha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Courier New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149" style:parent-style-name="Normal" style:family="paragraph">
      <style:paragraph-properties fo:widows="2" fo:orphans="2" style:line-break="normal" style:text-autospace="ideograph-alpha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Courier New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150" style:parent-style-name="Normal" style:family="paragraph">
      <style:paragraph-properties fo:widows="2" fo:orphans="2" style:line-break="normal" style:text-autospace="ideograph-alpha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Courier New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151" style:parent-style-name="Normal" style:family="paragraph">
      <style:paragraph-properties fo:widows="2" fo:orphans="2" style:line-break="normal" style:text-autospace="ideograph-alpha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2" style:parent-style-name="Policepardéfaut" style:family="text">
      <style:text-properties style:font-name="Lucida Console" style:font-name-complex="Courier New" fo:color="#000000" style:letter-kerning="false" fo:font-size="10pt" style:font-size-asian="10pt" style:font-size-complex="10pt" fo:language="en" fo:country="US" style:language-complex="ar" style:country-complex="SA"/>
    </style:style>
    <style:style style:name="T153" style:parent-style-name="Policepardéfaut" style:family="text">
      <style:text-properties style:font-name="Lucida Console" style:font-name-complex="Courier New" fo:color="#000000" style:letter-kerning="false" fo:font-size="10pt" style:font-size-asian="10pt" style:font-size-complex="10pt" style:language-complex="ar" style:country-complex="SA"/>
    </style:style>
    <style:style style:name="P154" style:parent-style-name="Normal" style:family="paragraph">
      <style:paragraph-properties fo:widows="2" fo:orphans="2" style:line-break="normal" style:text-autospace="ideograph-alpha" style:vertical-align="auto" style:line-height-at-least="0.1562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Courier New" fo:color="#000000" style:letter-kerning="false" fo:font-size="10pt" style:font-size-asian="10pt" style:font-size-complex="10pt" style:language-complex="ar" style:country-complex="SA" fo:hyphenate="true"/>
    </style:style>
    <style:style style:name="P155" style:parent-style-name="Normal" style:family="paragraph">
      <style:text-properties fo:language="en" fo:country="US"/>
    </style:style>
    <style:style style:name="T156" style:parent-style-name="Policepardéfaut" style:family="text">
      <style:text-properties fo:language="en" fo:country="US"/>
    </style:style>
    <style:style style:name="T157" style:parent-style-name="Policepardéfaut" style:family="text">
      <style:text-properties fo:language="en" fo:country="US"/>
    </style:style>
    <style:style style:name="T158" style:parent-style-name="Policepardéfaut" style:family="text">
      <style:text-properties fo:language="en" fo:country="US"/>
    </style:style>
    <style:style style:name="T159" style:parent-style-name="Policepardéfaut" style:family="text">
      <style:text-properties fo:language="en" fo:country="US"/>
    </style:style>
    <style:style style:name="T160" style:parent-style-name="Policepardéfaut" style:family="text">
      <style:text-properties fo:language="en" fo:country="US"/>
    </style:style>
    <style:style style:name="T161" style:parent-style-name="Policepardéfaut" style:family="text">
      <style:text-properties fo:language="en" fo:country="US"/>
    </style:style>
    <style:style style:name="T162" style:parent-style-name="Policepardéfaut" style:family="text">
      <style:text-properties fo:language="en" fo:country="US"/>
    </style:style>
    <style:style style:name="T163" style:parent-style-name="Policepardéfaut" style:family="text">
      <style:text-properties fo:language="en" fo:country="US"/>
    </style:style>
    <style:style style:name="T164" style:parent-style-name="Policepardéfaut" style:family="text">
      <style:text-properties fo:language="en" fo:country="US"/>
    </style:style>
    <style:style style:name="T165" style:parent-style-name="Policepardéfaut" style:family="text">
      <style:text-properties fo:language="en" fo:country="US"/>
    </style:style>
    <style:style style:name="T166" style:parent-style-name="Lienhypertexte" style:family="text">
      <style:text-properties fo:language="en" fo:country="US"/>
    </style:style>
    <style:style style:name="T167" style:parent-style-name="Policepardéfaut" style:family="text">
      <style:text-properties fo:language="en" fo:country="US"/>
    </style:style>
    <style:style style:name="T168" style:parent-style-name="Policepardéfaut" style:family="text">
      <style:text-properties fo:language="en" fo:country="US"/>
    </style:style>
    <style:style style:name="T169" style:parent-style-name="Policepardéfaut" style:family="text">
      <style:text-properties fo:language="en" fo:country="US"/>
    </style:style>
  </office:automatic-styles>
  <office:body>
    <office:text text:use-soft-page-breaks="true">
      <text:p text:style-name="P1"/>
      <text:p text:style-name="P2">Test plan for Tadarida-C v3 (07/02/2017)</text:p>
      <text:p text:style-name="P3"/>
      <text:p text:style-name="P4">The purpose of this test plan is (1) to check that the software is set up correctly and (2) to provide a non-regression test suite following<text:s/>new developments.</text:p>
      <text:p text:style-name="P5"/>
      <text:h text:style-name="P6" text:outline-level="2">buildClassif.r</text:h>
      <text:p text:style-name="P7">The buildClassif script could easily be tested by:</text:p>
      <text:list text:style-name="LFO1" text:continue-numbering="true">
        <text:list-item>
          <text:p text:style-name="P8"><text:span text:style-name="T9">downloading RSDB_sample folder from<text:s/></text:span><text:a xlink:href="https://github.com/YvesBas/Tadarida-C" office:target-frame-name="_top" xlink:show="replace"><text:span text:style-name="T10">https://github.com/YvesBas/Tadarida-C</text:span></text:a></text:p>
        </text:list-item>
        <text:list-item>
          <text:p text:style-name="P11">editing line 3 to indicate the local path<text:s/>of this folder</text:p>
        </text:list-item>
        <text:list-item>
          <text:p text:style-name="P12">running the script</text:p>
        </text:list-item>
        <text:list-item>
          <text:p text:style-name="P13">execute “summary(ClassifEspA)”</text:p>
        </text:list-item>
      </text:list>
      <text:p text:style-name="P14">This should result in this summary:</text:p>
      <text:p text:style-name="P15"><text:span text:style-name="T16">&gt;<text:s/></text:span><text:span text:style-name="T17">summary(ClassifEspA)</text:span></text:p>
      <text:p text:style-name="P18"><text:s text:c="16"/>Length Class <text:s/>Mode <text:s text:c="4"/></text:p>
      <text:p text:style-name="P19">call <text:s text:c="15"/>8 <text:s/>-none- call <text:s text:c="4"/></text:p>
      <text:p text:style-name="P20">type <text:s text:c="15"/>1 <text:s/>-none- character</text:p>
      <text:p text:style-name="P21">predicted <text:s text:c="7"/>1152 <text:s/>factor numeric <text:s/></text:p>
      <text:p text:style-name="P22">votes <text:s text:c="10"/>16128 <text:s/>-none- numeric <text:s/></text:p>
      <text:p text:style-name="P23">oob.times <text:s text:c="7"/>1152 <text:s/>-none- numeric <text:s/></text:p>
      <text:p text:style-name="P24">classes <text:s text:c="11"/>14 <text:s/>-none- character</text:p>
      <text:p text:style-name="P25">importance <text:s text:c="7"/>271 <text:s/>-none- numeric <text:s/></text:p>
      <text:p text:style-name="P26">importanceSD <text:s text:c="7"/>0 <text:s/>-none- numeric <text:s/></text:p>
      <text:p text:style-name="P27">localImportance <text:s text:c="4"/>0 <text:s/>-none- NULL <text:s text:c="4"/></text:p>
      <text:p text:style-name="P28">proximity <text:s text:c="10"/>0 <text:s/>-none- NULL <text:s text:c="4"/></text:p>
      <text:p text:style-name="P29">ntree <text:s text:c="14"/>1 <text:s/>-none- numeric <text:s/></text:p>
      <text:p text:style-name="P30">mtry <text:s text:c="15"/>1 <text:s/>-none- numeric <text:s/></text:p>
      <text:p text:style-name="P31">forest <text:s text:c="12"/>14 <text:s/>-none- list <text:s text:c="4"/></text:p>
      <text:p text:style-name="P32">y <text:s text:c="15"/>1152 <text:s/>factor numeric <text:s/></text:p>
      <text:p text:style-name="P33">test <text:s text:c="15"/>0 <text:s/>-none- NULL <text:s text:c="4"/></text:p>
      <text:p text:style-name="P34">inbag <text:s text:c="14"/>0 <text:s/>-none- NULL <text:s text:c="4"/></text:p>
      <text:p text:style-name="P35">terms <text:s text:c="14"/>3 <text:s/>terms <text:s/>call <text:s/></text:p>
      <text:p text:style-name="P36"/>
      <text:list text:style-name="LFO1" text:continue-numbering="true">
        <text:list-item>
          <text:p text:style-name="P37">you can additionally execute “summary(ClassifEspA$votes)” and it should result in:</text:p>
        </text:list-item>
      </text:list>
      <text:p text:style-name="P38"/>
      <text:p text:style-name="P39"/>
      <text:soft-page-break/>
      <text:p text:style-name="P40"><text:span text:style-name="T41">summary(ClassifEspA$votes)</text:span></text:p>
      <text:p text:style-name="P42"><text:s text:c="5"/>Barbar <text:s text:c="10"/>Eptser <text:s text:c="10"/>Inssp6 <text:s text:c="11"/>Leppun <text:s text:c="10"/>Minsch <text:s text:c="6"/></text:p>
      <text:p text:style-name="P43"><text:s/>Min. <text:s text:c="2"/>:0.0000 <text:s text:c="2"/>Min. <text:s text:c="2"/>: 0.000 <text:s text:c="2"/>Min. <text:s text:c="2"/>: 0.0000 <text:s text:c="2"/>Min. <text:s text:c="2"/>: 0.000 <text:s text:c="2"/>Min. <text:s text:c="2"/>: 0.0000 <text:s/></text:p>
      <text:p text:style-name="P44"><text:s/>1st Qu.:0.0000 <text:s text:c="2"/>1st Qu.: 0.525 <text:s text:c="2"/>1st Qu.: 0.1250 <text:s text:c="2"/>1st Qu.: 0.100 <text:s text:c="2"/>1st Qu.: 0.0000 <text:s/></text:p>
      <text:p text:style-name="P45"><text:s/>Median :0.1000 <text:s text:c="2"/>Median : 1.890 <text:s text:c="2"/>Median : 0.5014 <text:s text:c="2"/>Median : 0.400 <text:s text:c="2"/>Median : 0.4298 <text:s/></text:p>
      <text:p text:style-name="P46"><text:s/>Mean <text:s text:c="2"/>:0.2968 <text:s text:c="2"/>Mean <text:s text:c="2"/>: 4.086 <text:s text:c="2"/>Mean <text:s text:c="2"/>: 3.7996 <text:s text:c="2"/>Mean <text:s text:c="2"/>: 1.574 <text:s text:c="2"/>Mean <text:s text:c="2"/>: 1.4223 <text:s/></text:p>
      <text:p text:style-name="P47"><text:span text:style-name="T48"><text:s/></text:span><text:span text:style-name="T49">3rd Qu.:0.3000 <text:s text:c="2"/>3rd Qu.: 7.300 <text:s text:c="2"/>3rd Qu.: 2.2000 <text:s text:c="2"/>3rd Qu.: 2.340 <text:s text:c="2"/>3rd Qu.: 2.4579 <text:s/></text:span></text:p>
      <text:p text:style-name="P50"><text:s/>Max. <text:s text:c="2"/>:4.4944 <text:s text:c="2"/>Max. <text:s text:c="2"/>:16.752 <text:s text:c="2"/>Max. <text:s text:c="2"/>:22.3667 <text:s text:c="2"/>Max. <text:s text:c="2"/>:15.173 <text:s text:c="2"/>Max. <text:s text:c="2"/>:10.6325 <text:s/></text:p>
      <text:p text:style-name="P51"><text:s text:c="5"/>Myonat <text:s text:c="11"/>noise <text:s text:c="13"/>piaf <text:s text:c="11"/>Pipkuh <text:s text:c="11"/>Pippip <text:s text:c="5"/></text:p>
      <text:p text:style-name="P52"><text:s/>Min. <text:s text:c="2"/>: 0.0000 <text:s text:c="2"/>Min. <text:s text:c="2"/>: 0.0000 <text:s text:c="2"/>Min. <text:s text:c="2"/>:0.0000 <text:s text:c="2"/>Min. <text:s text:c="2"/>: 0.0000 <text:s text:c="2"/>Min. <text:s text:c="2"/>: 0.000 <text:s/></text:p>
      <text:p text:style-name="P53"><text:span text:style-name="T54"><text:s/></text:span><text:span text:style-name="T55">1st Qu.: 0.4000 <text:s text:c="2"/>1st Qu.: 0.1000 <text:s text:c="2"/>1st Qu.:0.0000 <text:s text:c="2"/>1st Qu.: 0.3000 <text:s text:c="2"/>1st Qu.: 0.400 <text:s/></text:span></text:p>
      <text:p text:style-name="P56"><text:s/>Median : 0.9889 <text:s text:c="2"/>Median : 0.8111 <text:s text:c="2"/>Median :0.0000 <text:s text:c="2"/>Median : 0.6776 <text:s text:c="2"/>Median : 3.011 <text:s/></text:p>
      <text:p text:style-name="P57"><text:s/>Mean <text:s text:c="2"/>: 2.1200 <text:s text:c="2"/>Mean <text:s text:c="2"/>: 2.2838 <text:s text:c="2"/>Mean <text:s text:c="2"/>:0.3547 <text:s text:c="2"/>Mean <text:s text:c="2"/>: 1.2473 <text:s text:c="2"/>Mean <text:s text:c="2"/>:11.980 <text:s/></text:p>
      <text:p text:style-name="P58"><text:span text:style-name="T59"><text:s/></text:span><text:span text:style-name="T60">3rd Qu.: 2.3840 <text:s text:c="2"/>3rd Qu.: 2.7894 <text:s text:c="2"/>3rd Qu.:0.1429 <text:s text:c="2"/>3rd Qu.: 1.5111 <text:s text:c="2"/>3rd Qu.:24.650 <text:s/></text:span></text:p>
      <text:p text:style-name="P61"><text:s/>Max. <text:s text:c="2"/>:13.4825 <text:s text:c="2"/>Max. <text:s text:c="2"/>:14.9679 <text:s text:c="2"/>Max. <text:s text:c="2"/>:6.3663 <text:s text:c="2"/>Max. <text:s text:c="2"/>:12.2349 <text:s text:c="2"/>Max. <text:s text:c="2"/>:41.542 <text:s/></text:p>
      <text:p text:style-name="P62"><text:s text:c="5"/>Pippyg <text:s text:c="11"/>Plaint <text:s text:c="11"/>Pleaur <text:s text:c="11"/>Tetvir <text:s text:c="6"/></text:p>
      <text:p text:style-name="P63"><text:s/>Min. <text:s text:c="2"/>: 0.0000 <text:s text:c="2"/>Min. <text:s text:c="2"/>: 0.0000 <text:s text:c="2"/>Min. <text:s text:c="2"/>: 0.0000 <text:s text:c="2"/>Min. <text:s text:c="2"/>: 0.0000 <text:s/></text:p>
      <text:p text:style-name="P64"><text:span text:style-name="T65"><text:s/></text:span><text:span text:style-name="T66">1st Qu.: 0.0000 <text:s text:c="2"/>1st Qu.: 0.0000 <text:s text:c="2"/>1st Qu.: 0.4663 <text:s text:c="2"/>1st Qu.: 0.0000 <text:s/></text:span></text:p>
      <text:p text:style-name="P67"><text:s/>Median : 0.2375 <text:s text:c="2"/>Median : 0.0000 <text:s text:c="2"/>Median : 1.0492 <text:s text:c="2"/>Median : 0.0000 <text:s/></text:p>
      <text:p text:style-name="P68"><text:s/>Mean <text:s text:c="2"/>: 2.0496 <text:s text:c="2"/>Mean <text:s text:c="2"/>: 2.8559 <text:s text:c="2"/>Mean <text:s text:c="2"/>: 2.0938 <text:s text:c="2"/>Mean <text:s text:c="2"/>: 0.4361 <text:s/></text:p>
      <text:p text:style-name="P69"><text:s/>3rd Qu.: 1.0111 <text:s text:c="2"/>3rd Qu.: 0.8222 <text:s text:c="2"/>3rd Qu.: 2.0562 <text:s text:c="2"/>3rd Qu.: 0.1000 <text:s/></text:p>
      <text:p text:style-name="P70"><text:s/>Max. <text:s text:c="2"/>:19.0837 <text:s text:c="2"/>Max. <text:s text:c="2"/>:23.2778 <text:s text:c="2"/>Max. <text:s text:c="2"/>:15.3083 <text:s text:c="2"/>Max. <text:s text:c="2"/>:16.3940<text:s/></text:p>
      <text:p text:style-name="P71"/>
      <text:p text:style-name="Paragraphedeliste"><text:span text:style-name="T72">,</text:span><text:span text:style-name="T73"><text:s/>and a “ClassifEspHF3.learner” file should appear in the local working directory of R, and it should be identical to the one available from<text:s/></text:span><text:a xlink:href="https://github.com/YvesBas/Tadarida-C/tree/master/tests" office:target-frame-name="_top" xlink:show="replace"><text:span text:style-name="T74">https://github.com/YvesBas/Tadarida-C/tree/master/tests</text:span></text:a></text:p>
      <text:p text:style-name="P75"/>
      <text:p text:style-name="P76"/>
      <text:h text:style-name="P77" text:outline-level="2">TadaridaC.r</text:h>
      <text:p text:style-name="P78">TadaridaC script could easily be tested by:</text:p>
      <text:list text:style-name="LFO1" text:continue-numbering="true">
        <text:list-item>
          <text:p text:style-name="P79"><text:span text:style-name="T80">downloading “ClassifEspHF3.learner” file from<text:s/></text:span><text:a xlink:href="https://github.com/YvesBas/Tadarida-C" office:target-frame-name="_top" xlink:show="replace"><text:span text:style-name="T81">https://github.com/YvesBas/Tadarida-C</text:span></text:a><text:span text:style-name="T82"><text:s/>and copying it to the working directory of R</text:span></text:p>
        </text:list-item>
        <text:list-item>
          <text:p text:style-name="P83"><text:span text:style-name="T84">downloading the test sample input folder* from<text:s/></text:span><text:a xlink:href="https://github.com/YvesBas/Tadarida-C" office:target-frame-name="_top" xlink:show="replace"><text:span text:style-name="T85">https://github.com/YvesBas/Tadarida-C</text:span></text:a></text:p>
        </text:list-item>
        <text:list-item>
          <text:p text:style-name="P86">editing line 6 to<text:s/>indicate the local path of this folder</text:p>
        </text:list-item>
        <text:list-item>
          <text:p text:style-name="P87">running the script</text:p>
        </text:list-item>
        <text:list-item>
          <text:p text:style-name="P88">execute “summary(IdTot2)”</text:p>
        </text:list-item>
      </text:list>
      <text:p text:style-name="P89">This should result in this summary:</text:p>
      <text:p text:style-name="P90"/>
      <text:p text:style-name="P91"><text:tab/></text:p>
      <text:p text:style-name="P92"/>
      <text:soft-page-break/>
      <text:p text:style-name="P93">&gt; summary(IdTot2)</text:p>
      <text:p text:style-name="P94"><text:s text:c="55"/>Group.1 <text:s text:c="5"/>Barbar <text:s text:c="11"/>Eptser <text:s text:c="5"/></text:p>
      <text:p text:style-name="P95"><text:s/>20160730_005625.wav <text:s text:c="38"/>:4 <text:s text:c="2"/>Min. <text:s text:c="2"/>:0.00000 <text:s text:c="2"/>Min. <text:s text:c="2"/>:0.0000 <text:s/></text:p>
      <text:p text:style-name="P96"><text:s/>Cir94-2009-Pass2-Tron02-Chiro Part 04 of 61.wav <text:s text:c="10"/>:4 <text:s text:c="2"/>1st Qu.:0.01300 <text:s text:c="2"/>1st Qu.:0.0485 <text:s/></text:p>
      <text:p text:style-name="P97"><text:s/>Car300937-2015-Pass2-Z4-U1-00907_0_20150903_001412_000.wav:3 <text:s text:c="2"/>Median :0.02600 <text:s text:c="2"/>Median :0.1880 <text:s/></text:p>
      <text:p text:style-name="P98"><text:s/>Car450735-2014-Pass2-A1-20140828_211651_000.wav <text:s text:c="10"/>:3 <text:s text:c="2"/>Mean <text:s text:c="2"/>:0.04523 <text:s text:c="2"/>Mean <text:s text:c="2"/>:0.2158 <text:s/></text:p>
      <text:p text:style-name="P99"><text:s/>Car300711-2014-Pass2-C1-16701_0_20141004_210909_000.wav <text:s text:c="2"/>:2 <text:s text:c="2"/>3rd Qu.:0.06750 <text:s text:c="2"/>3rd Qu.:0.4015 <text:s/></text:p>
      <text:p text:style-name="P100"><text:s/>Cir123-2015-Pass2-Tron4-Chiro_1_00270_000.wav <text:s text:c="12"/>:2 <text:s text:c="2"/>Max. <text:s text:c="2"/>:0.16400 <text:s text:c="2"/>Max. <text:s text:c="2"/>:0.4840 <text:s/></text:p>
      <text:p text:style-name="P101"><text:s/>(Other) <text:s text:c="50"/>:8 <text:s text:c="36"/></text:p>
      <text:p text:style-name="P102"><text:span text:style-name="T103"><text:s text:c="5"/></text:span><text:span text:style-name="T104">Inssp6 <text:s text:c="10"/>Leppun <text:s text:c="10"/>Minsch <text:s text:c="11"/>Myonat <text:s text:c="10"/>noise <text:s text:c="6"/></text:span></text:p>
      <text:p text:style-name="P105"><text:s/>Min. <text:s text:c="2"/>:0.0060 <text:s text:c="2"/>Min. <text:s text:c="2"/>:0.0000 <text:s text:c="2"/>Min. <text:s text:c="2"/>:0.00000 <text:s text:c="2"/>Min. <text:s text:c="2"/>:0.0080 <text:s text:c="2"/>Min. <text:s text:c="2"/>:0.0200 <text:s/></text:p>
      <text:p text:style-name="P106"><text:span text:style-name="T107"><text:s/></text:span><text:span text:style-name="T108">1st Qu.:0.1100 <text:s text:c="2"/>1st Qu.:0.0580 <text:s text:c="2"/>1st Qu.:0.00000 <text:s text:c="2"/>1st Qu.:0.0310 <text:s text:c="2"/>1st Qu.:0.0930 <text:s/></text:span></text:p>
      <text:p text:style-name="P109"><text:s/>Median :0.1480 <text:s text:c="2"/>Median :0.0910 <text:s text:c="2"/>Median :0.00200 <text:s text:c="2"/>Median :0.0760 <text:s text:c="2"/>Median :0.3190 <text:s/></text:p>
      <text:p text:style-name="P110"><text:s/>Mean <text:s text:c="2"/>:0.1878 <text:s text:c="2"/>Mean <text:s text:c="2"/>:0.1139 <text:s text:c="2"/>Mean <text:s text:c="2"/>:0.03154 <text:s text:c="2"/>Mean <text:s text:c="2"/>:0.1405 <text:s text:c="2"/>Mean <text:s text:c="2"/>:0.2653 <text:s/></text:p>
      <text:p text:style-name="P111"><text:span text:style-name="T112"><text:s/></text:span><text:span text:style-name="T113">3rd Qu.:0.2455 <text:s text:c="2"/>3rd Qu.:0.1575 <text:s text:c="2"/>3rd Qu.:0.04200 <text:s text:c="2"/>3rd Qu.:0.2635 <text:s text:c="2"/>3rd Qu.:0.4075 <text:s/></text:span></text:p>
      <text:p text:style-name="P114"><text:s/>Max. <text:s text:c="2"/>:0.5980 <text:s text:c="2"/>Max. <text:s text:c="2"/>:0.3340 <text:s text:c="2"/>Max. <text:s text:c="2"/>:0.25200 <text:s text:c="2"/>Max. <text:s text:c="2"/>:0.4500 <text:s text:c="2"/>Max. <text:s text:c="2"/>:0.5320 <text:s/></text:p>
      <text:p text:style-name="P115"><text:s text:c="86"/></text:p>
      <text:p text:style-name="P116"><text:s text:c="6"/>piaf <text:s text:c="12"/>Pipkuh <text:s text:c="11"/>Pippip <text:s text:c="10"/>Pippyg <text:s text:c="11"/>Plaint <text:s text:c="5"/></text:p>
      <text:p text:style-name="P117"><text:s/>Min. <text:s text:c="2"/>:0.00200 <text:s text:c="2"/>Min. <text:s text:c="2"/>:0.00400 <text:s text:c="2"/>Min. <text:s text:c="2"/>:0.0000 <text:s text:c="2"/>Min. <text:s text:c="2"/>:0.00000 <text:s text:c="2"/>Min. <text:s text:c="2"/>:0.0000 <text:s/></text:p>
      <text:p text:style-name="P118"><text:s/>1st Qu.:0.00450 <text:s text:c="2"/>1st Qu.:0.01700 <text:s text:c="2"/>1st Qu.:0.0160 <text:s text:c="2"/>1st Qu.:0.00050 <text:s text:c="2"/>1st Qu.:0.0160 <text:s/></text:p>
      <text:p text:style-name="P119"><text:span text:style-name="T120"><text:s/></text:span><text:span text:style-name="T121">Median :0.01900 <text:s text:c="2"/>Median :0.04700 <text:s text:c="2"/>Median :0.0300 <text:s text:c="2"/>Median :0.00200 <text:s text:c="2"/>Median :0.1020 <text:s/></text:span></text:p>
      <text:p text:style-name="P122"><text:s/>Mean <text:s text:c="2"/>:0.04885 <text:s text:c="2"/>Mean <text:s text:c="2"/>:0.08308 <text:s text:c="2"/>Mean <text:s text:c="2"/>:0.1507 <text:s text:c="2"/>Mean <text:s text:c="2"/>:0.09262 <text:s text:c="2"/>Mean <text:s text:c="2"/>:0.2358 <text:s/></text:p>
      <text:p text:style-name="P123"><text:span text:style-name="T124"><text:s/></text:span><text:span text:style-name="T125">3rd Qu.:0.07150 <text:s text:c="2"/>3rd Qu.:0.13600 <text:s text:c="2"/>3rd Qu.:0.1895 <text:s text:c="2"/>3rd Qu.:0.01700 <text:s text:c="2"/>3rd Qu.:0.4725 <text:s/></text:span></text:p>
      <text:p text:style-name="P126"><text:s/>Max. <text:s text:c="2"/>:0.19200 <text:s text:c="2"/>Max. <text:s text:c="2"/>:0.32000 <text:s text:c="2"/>Max. <text:s text:c="2"/>:0.7860 <text:s text:c="2"/>Max. <text:s text:c="2"/>:0.44400 <text:s text:c="2"/>Max. <text:s text:c="2"/>:0.6680 <text:s/></text:p>
      <text:p text:style-name="P127"><text:s text:c="88"/></text:p>
      <text:p text:style-name="P128"><text:span text:style-name="T129"><text:s text:c="5"/></text:span><text:span text:style-name="T130">Pleaur <text:s text:c="10"/>Tetvir <text:s text:c="10"/>FreqM <text:s text:c="11"/>Tstart <text:s text:c="11"/>Tend <text:s text:c="6"/>Order <text:s/></text:span></text:p>
      <text:p text:style-name="P131"><text:span text:style-name="T132"><text:s/></text:span><text:span text:style-name="T133">Min. <text:s text:c="2"/>:0.0200 <text:s text:c="2"/>Min. <text:s text:c="2"/>:0.0000 <text:s text:c="2"/>Min. <text:s text:c="2"/>: <text:s/>6.00 <text:s text:c="2"/>Min. <text:s text:c="2"/>:0.0000 <text:s text:c="2"/>Min. <text:s text:c="2"/>:0.200 <text:s text:c="2"/>N1:11 <text:s/></text:span></text:p>
      <text:p text:style-name="P134"><text:span text:style-name="T135"><text:s/></text:span><text:span text:style-name="T136">1st Qu.:0.0445 <text:s text:c="2"/>1st Qu.:0.0020 <text:s text:c="2"/>1st Qu.: 17.50 <text:s text:c="2"/>1st Qu.:0.0000 <text:s text:c="2"/>1st Qu.:0.500 <text:s text:c="2"/>N2: 9 <text:s/></text:span></text:p>
      <text:p text:style-name="P137"><text:s/>Median :0.1760 <text:s text:c="2"/>Median :0.0200 <text:s text:c="2"/>Median : 27.00 <text:s text:c="2"/>Median :0.1000 <text:s text:c="2"/>Median :3.350 <text:s text:c="2"/>N3: 4 <text:s/></text:p>
      <text:p text:style-name="P138"><text:s/>Mean <text:s text:c="2"/>:0.1986 <text:s text:c="2"/>Mean <text:s text:c="2"/>:0.1656 <text:s text:c="2"/>Mean <text:s text:c="2"/>: 46.73 <text:s text:c="2"/>Mean <text:s text:c="2"/>:0.3769 <text:s text:c="2"/>Mean <text:s text:c="2"/>:2.831 <text:s text:c="2"/>N4: 2 <text:s/></text:p>
      <text:p text:style-name="P139"><text:span text:style-name="T140"><text:s/></text:span><text:span text:style-name="T141">3rd Qu.:0.3430 <text:s text:c="2"/>3rd Qu.:0.3840 <text:s text:c="2"/>3rd Qu.: 38.50 <text:s text:c="2"/>3rd Qu.:0.3750 <text:s text:c="2"/>3rd Qu.:4.975 <text:s text:c="9"/></text:span></text:p>
      <text:p text:style-name="P142"><text:s/>Max. <text:s text:c="2"/>:0.4980 <text:s text:c="2"/>Max. <text:s text:c="2"/>:0.6480 <text:s text:c="2"/>Max. <text:s text:c="2"/>:171.00 <text:s text:c="2"/>Max. <text:s text:c="2"/>:3.4000 <text:s text:c="2"/>Max. <text:s text:c="2"/>:5.200 <text:s text:c="9"/></text:p>
      <text:p text:style-name="P143"><text:s text:c="92"/></text:p>
      <text:p text:style-name="P144"><text:span text:style-name="T145"><text:s text:c="4"/></text:span><text:span text:style-name="T146">VersionD <text:s text:c="3"/>VersionC</text:span></text:p>
      <text:p text:style-name="P147"><text:s/>Min. <text:s text:c="2"/>:1 <text:s text:c="2"/>Min. <text:s text:c="2"/>:3 <text:s/></text:p>
      <text:p text:style-name="P148"><text:s/>1st Qu.:1 <text:s text:c="2"/>1st Qu.:3 <text:s/></text:p>
      <text:p text:style-name="P149"><text:s/>Median :1 <text:s text:c="2"/>Median :3 <text:s/></text:p>
      <text:p text:style-name="P150"><text:s/>Mean <text:s text:c="2"/>:1 <text:s text:c="2"/>Mean <text:s text:c="2"/>:3 <text:s/></text:p>
      <text:p text:style-name="P151"><text:span text:style-name="T152"><text:s/></text:span><text:span text:style-name="T153">3rd Qu.:1 <text:s text:c="2"/>3rd Qu.:3 <text:s/></text:span></text:p>
      <text:p text:style-name="P154"><text:s/>Max. <text:s text:c="2"/>:1 <text:s text:c="2"/>Max. <text:s text:c="2"/>:3<text:s/></text:p>
      <text:p text:style-name="Paragraphedeliste"/>
      <text:p text:style-name="P155"/>
      <text:p text:style-name="Paragraphedeliste"><text:span text:style-name="T156">,</text:span><text:span text:style-name="T157"><text:s/>and 11</text:span><text:span text:style-name="T158"><text:s/></text:span><text:span text:style-name="T159">.</text:span><text:span text:style-name="T160">tc</text:span><text:span text:style-name="T161"><text:s/>file</text:span><text:span text:style-name="T162">s</text:span><text:span text:style-name="T163"><text:s/>should appear in the<text:s/></text:span><text:span text:style-name="T164">test sample input folder, and they</text:span><text:span text:style-name="T165"><text:s/>should be identical to the output folder from<text:s/></text:span><text:a xlink:href="https://github.com/YvesBas/Tadarida-C/tree/master/tests/tadaridaC_output" office:target-frame-name="_top" xlink:show="replace"><text:span text:style-name="T166">https://github.com/YvesBas/Tadarida-C/tree/master/tests/tadaridaC_output</text:span></text:a></text:p>
      <text:p text:style-name="Paragraphedeliste"><text:span text:style-name="T167">*Note that test sample input folder<text:s/></text:span><text:span text:style-name="T168">of TadaridaC is the same as</text:span><text:span text:style-name="T169"><text:s/>output_h10 sample from Tadarida-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ucida Console" svg:font-family="Lucida Console" style:font-family-generic="modern" style:font-pitch="fixed" svg:panose-1="2 11 6 9 4 5 4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fr" style:country-complex="FR" style:text-combine="none" fo:hyphenate="true"/>
    </style:default-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Tahoma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ansinterligne" style:display-name="Sans interligne" style:family="paragraph">
      <style:text-properties fo:hyphenate="false"/>
    </style:style>
    <style:style style:name="Titre" style:display-name="Titre" style:family="paragraph" style:parent-style-name="Normal" style:next-style-name="Normal">
      <style:text-properties style:font-name="Calibri Light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Commentaire" style:display-name="Commentaire" style:family="paragraph" style:parent-style-name="Normal">
      <style:text-properties fo:font-size="10pt" style:font-size-asian="10pt" style:font-size-complex="10pt" fo:hyphenate="false"/>
    </style:style>
    <style:style style:name="CommentaireCar" style:display-name="Commentaire Car" style:family="text" style:parent-style-name="Policepardéfaut">
      <style:text-properties fo:font-size="10pt" style:font-size-asian="10pt" style:font-size-complex="10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edebulles" style:display-name="Texte de bulles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PréformatéHTML" style:display-name="Préformaté HTML" style:family="paragraph" style:parent-style-name="Normal">
      <style:paragraph-properties fo:widows="2" fo:orphans="2" style:text-autospace="ideograph-alpha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PréformatéHTMLCar" style:display-name="Préformaté HTML Car" style:family="text" style:parent-style-name="Policepardéfau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gcwxi2kcpkb" style:display-name="gcwxi2kcpkb" style:family="text" style:parent-style-name="Policepardéfaut"/>
    <style:style style:name="gcwxi2kcpjb" style:display-name="gcwxi2kcpjb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Times New Roman" style:font-name-asian="Times New Rom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in" fo:page-height="8.5in" style:print-orientation="landscape" fo:margin-top="0.5909in" fo:margin-left="0.5909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yves</meta:initial-creator>
    <dc:creator>yves</dc:creator>
    <meta:creation-date>2017-02-07T19:27:00Z</meta:creation-date>
    <dc:date>2017-02-09T15:43:00Z</dc:date>
    <meta:template xlink:href="Normal.dotm" xlink:type="simple"/>
    <meta:editing-cycles>6</meta:editing-cycles>
    <meta:editing-duration>PT8040S</meta:editing-duration>
    <meta:document-statistic meta:page-count="3" meta:paragraph-count="14" meta:word-count="1147" meta:character-count="7444" meta:row-count="52" meta:non-whitespace-character-count="6311"/>
  </office:meta>
</office:document-meta>
</file>